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gmentStreamReader.getNamespace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StreamReader.getNamespacePrefix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StreamRead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treamReader.nex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ragmentStreamReader.FragmentStreamReader( XMLStreamReader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ragmentStreamReader.nextTa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ragmentStreamReader.getNamespaceCou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StreamReader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treamReader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StreamReader.getNamespaceURI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